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E0000006C9DE5F556B8EBC15D.png" manifest:media-type="image/png"/>
  <manifest:file-entry manifest:full-path="Pictures/10000000000001B0000001B010D7FD34FFB5C10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tyle="italic" fo:font-weight="normal" officeooo:rsid="005bd5dc" officeooo:paragraph-rsid="0068e2c1" style:font-style-asian="italic" style:font-weight-asian="normal" style:font-style-complex="italic" style:font-weight-complex="normal"/>
    </style:style>
    <style:style style:name="P2" style:family="paragraph" style:parent-style-name="Heading_20_3">
      <style:text-properties fo:font-style="italic" fo:font-weight="normal" officeooo:rsid="00a1c7d5" officeooo:paragraph-rsid="00a1c7d5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fo:font-style="italic" fo:font-weight="normal" officeooo:rsid="005bd5dc" officeooo:paragraph-rsid="0068e2c1" style:font-style-asian="italic" style:font-weight-asian="normal" style:font-style-complex="italic" style:font-weight-complex="normal"/>
    </style:style>
    <style:style style:name="P4" style:family="paragraph" style:parent-style-name="Text_20_body" style:list-style-name="L4">
      <style:text-properties fo:font-style="italic" fo:font-weight="normal" officeooo:rsid="00a1c7d5" officeooo:paragraph-rsid="00a1c7d5" style:font-style-asian="italic" style:font-weight-asian="normal" style:font-style-complex="italic" style:font-weight-complex="normal"/>
    </style:style>
    <style:style style:name="P5" style:family="paragraph" style:parent-style-name="Text_20_body" style:list-style-name="L4">
      <style:text-properties fo:font-style="italic" fo:font-weight="normal" officeooo:rsid="00a33c86" officeooo:paragraph-rsid="00a33c86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d7592" style:font-weight-asian="bold" style:font-weight-complex="bold"/>
    </style:style>
    <style:style style:name="T3" style:family="text">
      <style:text-properties officeooo:rsid="009eceec"/>
    </style:style>
    <style:style style:name="T4" style:family="text">
      <style:text-properties officeooo:rsid="009f2680"/>
    </style:style>
    <style:style style:name="T5" style:family="text">
      <style:text-properties officeooo:rsid="00a07c3b"/>
    </style:style>
    <style:style style:name="T6" style:family="text">
      <style:text-properties style:font-name="Liberation Serif" fo:font-size="12pt" fo:font-weight="bold" officeooo:rsid="00a1c7d5" style:font-name-asian="NSimSun" style:font-size-asian="12pt" style:font-weight-asian="bold" style:font-name-complex="Arial" style:font-size-complex="12pt" style:font-weight-complex="bold"/>
    </style:style>
    <style:style style:name="T7" style:family="text">
      <style:text-properties officeooo:rsid="00a33c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T2">C</text:span><text:span text:style-name="T1">aro aluno fique atento às instruções desse questionário. <text:line-break/></text:span></text:h>
      <text:list xml:id="list3063445120" text:style-name="L4">
        <text:list-item>
          <text:p text:style-name="P4">Este questionário contém o total de 10 perguntas de múltipla escolha totalizando 14 escores. </text:p>
        </text:list-item>
        <text:list-item>
          <text:p text:style-name="P4">Você poderá escolher as questões até que totalize 10 escores <text:span text:style-name="T7">(60% da nota do módulo)</text:span>. </text:p>
        </text:list-item>
        <text:list-item>
          <text:p text:style-name="P4">Se você optar por responder mais de 10 escores, a questão com maior número de escores será validada no somatório. </text:p>
        </text:list-item>
        <text:list-item>
          <text:p text:style-name="P4">No final do questionário, você deverá responder a pesquisa proposta <text:span text:style-name="T7">para complementar a nota do módulo.</text:span></text:p>
        </text:list-item>
        <text:list-item>
          <text:p text:style-name="P5">Você pode marcar a questão correta com a cor Vermelha ou Verde no arquivo editável.</text:p>
        </text:list-item>
        <text:list-item>
          <text:p text:style-name="P5">Ao finalizar, você deverá enviar o documento para EPM MD4 na plataforma do curso. </text:p>
        </text:list-item>
        <text:list-item>
          <text:p text:style-name="P5">O horário de recebimento desse questionário é até o final da aula (21:30). </text:p>
        </text:list-item>
        <text:list-item>
          <text:p text:style-name="P5">Não serão aceitos documentos enviados fora do horário da aula, sendo necessário uma outra atividade para complemento da nota do módulo.</text:p>
        </text:list-item>
      </text:list>
      <text:h text:style-name="P1" text:outline-level="3"><text:span text:style-name="T2"/></text:h>
      <text:h text:style-name="P1" text:outline-level="3"><text:span text:style-name="T2">Questionário de PHP Orientado a Objetos (POO) - Nível Intermediário</text:span></text:h>
      <text:h text:style-name="Heading_20_4" text:outline-level="4">Questão 1 <text:span text:style-name="T3">(1 esc)</text:span></text:h>
      <text:p text:style-name="Text_20_body">Qual dos seguintes é um dos pilares da Programação Orientada a Objetos?</text:p>
      <text:p text:style-name="Text_20_body">A) Herança múltipla<text:line-break/>B) Encapsulamento<text:line-break/>C) Integração contínua<text:line-break/>D) Modularidade<text:line-break/>E) Threads</text:p>
      <text:h text:style-name="Heading_20_4" text:outline-level="4">Questão 2 <text:span text:style-name="T3">(2 esc)</text:span></text:h>
      <text:p text:style-name="Text_20_body">Em PHP, qual é a principal diferença entre composição e agregação?</text:p>
      <text:p text:style-name="Text_20_body">A) Na composição, ambos os objetos podem existir independentemente.<text:line-break/>B) Na agregação, o objeto contido não pode existir sem o objeto que o contém.<text:line-break/>C) Na composição, o objeto contido não pode existir sem o objeto que o contém.<text:line-break/>D) Na agregação, um objeto sempre contém outro.<text:line-break/>E) Na composição, a relação é sempre opcional.</text:p>
      <text:p text:style-name="Text_20_body"/>
      <text:h text:style-name="Heading_20_4" text:outline-level="4"><text:soft-page-break/>Questão 3 <text:span text:style-name="T3">(</text:span><text:span text:style-name="T4">1 esc)</text:span></text:h>
      <text:p text:style-name="Text_20_body">O que é o PDO (PHP Data Objects) no PHP?</text:p>
      <text:p text:style-name="Text_20_body">A) Um padrão de projeto para aplicações PHP.<text:line-break/>B) Uma extensão para conectar o PHP a diferentes tipos de bancos de dados.<text:line-break/>C) Uma classe que representa objetos de dados persistentes.<text:line-break/>D) Um método de manipulação de arquivos no PHP.<text:line-break/>E) Um protocolo de segurança para comunicação de dados.</text:p>
      <text:h text:style-name="Heading_20_4" text:outline-level="4"/>
      <text:h text:style-name="Heading_20_4" text:outline-level="4">Questão 4 <text:span text:style-name="T4">(1 esc)</text:span></text:h>
      <text:p text:style-name="Text_20_body">Qual é a função principal do pilar da abstração na POO?</text:p>
      <text:p text:style-name="Text_20_body">A) Esconder os detalhes de implementação e mostrar apenas a funcionalidade essencial.<text:line-break/>B) Permitir que uma classe derive de múltiplas classes base.<text:line-break/>C) Dividir o código em módulos independentes.<text:line-break/>D) Garantir que um objeto não tenha múltiplas referências.<text:line-break/>E) Criar uma instância única de uma classe.</text:p>
      <text:p text:style-name="Text_20_body"/>
      <text:h text:style-name="Heading_20_4" text:outline-level="4">Questão 5 <text:span text:style-name="T4">(2 esc)</text:span></text:h>
      <text:p text:style-name="Text_20_body">Qual das alternativas a seguir melhor descreve o conceito de associação?</text:p>
      <text:p text:style-name="Text_20_body">A) É uma forma de herança entre duas classes.<text:line-break/>B) É uma relação "é um" entre classes.<text:line-break/>C) É uma relação "tem um" onde ambos os objetos podem existir independentemente.<text:line-break/>D) É uma relação onde um objeto depende de outro para existir.<text:line-break/>E) É um padrão de projeto para desacoplar classes.</text:p>
      <text:h text:style-name="Heading_20_4" text:outline-level="4">Questão 6 <text:span text:style-name="T4">(2 esc)</text:span></text:h>
      <text:p text:style-name="Text_20_body">Em PHP, o que o termo "polimorfismo" se refere?</text:p>
      <text:p text:style-name="Text_20_body">A) A habilidade de uma função realizar diferentes tarefas com base na entrada.<text:line-break/>B) O processo de herança de uma classe.<text:line-break/>C) O ato de criar múltiplos construtores para uma classe.<text:line-break/>D) A capacidade de definir múltiplos métodos com o mesmo nome mas com diferentes assinaturas.<text:line-break/>E) O uso de classes abstratas para definir métodos.</text:p>
      <text:h text:style-name="Heading_20_4" text:outline-level="4">Questão 7 <text:span text:style-name="T5">(1 esc)</text:span></text:h>
      <text:p text:style-name="Text_20_body">No contexto de PDO, o que o método <text:span text:style-name="Source_20_Text">prepare()</text:span> faz?</text:p>
      <text:p text:style-name="Text_20_body"><text:soft-page-break/>A) Executa uma instrução SQL diretamente.<text:line-break/>B) Prepara uma instrução SQL para ser executada com segurança, evitando SQL injection.<text:line-break/>C) Fecha a conexão com o banco de dados.<text:line-break/>D) Conecta-se ao banco de dados usando uma string DSN.<text:line-break/>E) Gera um relatório de erros de SQL.</text:p>
      <text:h text:style-name="Heading_20_4" text:outline-level="4">Questão 8 <text:span text:style-name="T5">(1 esc)</text:span></text:h>
      <text:p text:style-name="Text_20_body">Em POO, qual é o papel de uma classe abstrata?</text:p>
      <text:p text:style-name="Text_20_body">A) Uma classe que não pode ser instanciada e serve apenas como um modelo para outras classes.<text:line-break/>B) Uma classe que sempre herda de outra classe.<text:line-break/>C) Uma classe que pode ser instanciada diretamente.<text:line-break/>D) Uma classe que contém apenas métodos estáticos.<text:line-break/>E) Uma classe que é usada apenas para manipulação de arquivos.</text:p>
      <text:h text:style-name="Heading_20_4" text:outline-level="4">Questão 9 <text:span text:style-name="T5">(2 esc)</text:span></text:h>
      <text:p text:style-name="Text_20_body">Qual das seguintes opções é verdadeira sobre herança em PHP?</text:p>
      <text:p text:style-name="Text_20_body">A) PHP suporta herança múltipla de classes.<text:line-break/>B) PHP não suporta herança de classes.<text:line-break/>C) PHP suporta herança simples, onde uma classe pode herdar de apenas uma outra classe.<text:line-break/>D) PHP permite herança de múltiplas interfaces, mas não de classes.<text:line-break/>E) PHP só suporta herança entre interfaces.</text:p>
      <text:h text:style-name="Heading_20_4" text:outline-level="4">Questão 10 <text:span text:style-name="T5">(1 esc)</text:span></text:h>
      <text:p text:style-name="Text_20_body">Qual é a função do método <text:span text:style-name="Source_20_Text">bindParam()</text:span> no PDO?</text:p>
      <text:p text:style-name="Text_20_body">A) Conecta-se a um banco de dados usando parâmetros especificados.<text:line-break/>B) Associa um parâmetro a uma variável específica, que é usada em uma instrução SQL preparada.<text:line-break/>C) Executa uma instrução SQL e retorna o número de linhas afetadas.<text:line-break/>D) Fecha uma conexão com o banco de dados.<text:line-break/>E) Salva uma transação no banco de dados.</text:p>
      <text:p text:style-name="Text_20_body"/>
      <text:h text:style-name="Heading_20_3" text:outline-level="3">Questão de Pesquisa sobre Frameworks PHP</text:h>
      <text:h text:style-name="Heading_20_4" text:outline-level="4">Questão de Pesquisa <text:span text:style-name="T4">(</text:span><text:span text:style-name="T6">40% da nota de Módulo</text:span><text:span text:style-name="T4">)</text:span></text:h>
      <text:p text:style-name="Text_20_body">Pesquise e explique brevemente quais são os benefícios de usar um framework PHP como Laravel, Symfony, CodeIgniter <text:span text:style-name="T5">ou outros, </text:span>em comparação com o desenvolvimento PHP puro.</text:p>
      <text:p text:style-name="Text_20_body"/>
      <text:p text:style-name="P3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x="2.521cm" svg:y="-0.519cm" svg:width="5.267cm" svg:height="2.561cm" draw:z-index="2"><draw:image xlink:href="Pictures/10000001000000DE0000006C9DE5F556B8EBC15D.png" xlink:type="simple" xlink:show="embed" xlink:actuate="onLoad" draw:mime-type="image/png"/></draw:frame><draw:frame draw:style-name="Mfr1" draw:name="Figura2" text:anchor-type="char" svg:x="9.638cm" svg:y="-0.651cm" svg:width="2.732cm" svg:height="2.732cm" draw:z-index="5"><draw:image xlink:href="Pictures/10000000000001B0000001B010D7FD34FFB5C10E.jpg" xlink:type="simple" xlink:show="embed" xlink:actuate="onLoad" draw:mime-type="image/jpeg"/></draw:frame></text:p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0T09:55:41.159000000</meta:creation-date>
    <dc:date>2024-08-26T16:17:52.462000000</dc:date>
    <meta:editing-duration>P9DT5H44M47S</meta:editing-duration>
    <meta:editing-cycles>53</meta:editing-cycles>
    <meta:generator>LibreOffice/7.2.1.2$Windows_X86_64 LibreOffice_project/87b77fad49947c1441b67c559c339af8f3517e22</meta:generator>
    <meta:document-statistic meta:table-count="0" meta:image-count="2" meta:object-count="0" meta:page-count="3" meta:paragraph-count="43" meta:word-count="806" meta:character-count="4631" meta:non-whitespace-character-count="3869"/>
  </office:meta>
</office:document-meta>
</file>